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f63d"/>
    </style:style>
    <style:style style:name="P2" style:family="paragraph" style:parent-style-name="Standard">
      <style:text-properties officeooo:paragraph-rsid="0020dd19"/>
    </style:style>
    <style:style style:name="P3" style:family="paragraph" style:parent-style-name="Standard">
      <style:text-properties officeooo:paragraph-rsid="00225cdd"/>
    </style:style>
    <style:style style:name="P4" style:family="paragraph" style:parent-style-name="Standard">
      <style:text-properties officeooo:paragraph-rsid="00248e18"/>
    </style:style>
    <style:style style:name="T1" style:family="text">
      <style:text-properties officeooo:rsid="001ef63d"/>
    </style:style>
    <style:style style:name="T2" style:family="text">
      <style:text-properties officeooo:rsid="001f63a3"/>
    </style:style>
    <style:style style:name="T3" style:family="text">
      <style:text-properties officeooo:rsid="0020dd19"/>
    </style:style>
    <style:style style:name="T4" style:family="text">
      <style:text-properties officeooo:rsid="00225cdd"/>
    </style:style>
    <style:style style:name="T5" style:family="text">
      <style:text-properties officeooo:rsid="00260783"/>
    </style:style>
    <style:style style:name="T6" style:family="text">
      <style:text-properties officeooo:rsid="002a50bc"/>
    </style:style>
    <style:style style:name="T7" style:family="text">
      <style:text-properties officeooo:rsid="002c346c"/>
    </style:style>
    <style:style style:name="T8" style:family="text">
      <style:text-properties officeooo:rsid="002c50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→<text:span text:style-name="T1"> Befindet sich die ip-Adresse nicht bereits im cache des OS oder Browsers, wird beim Resolver </text:span></text:p>
      <text:p text:style-name="P1"><text:tab/><text:span text:style-name="T1">nach der ip-Adresse gefragt (z.B. für </text:span><text:a xlink:type="simple" xlink:href="http://www.google.de/" text:style-name="Internet_20_link" text:visited-style-name="Visited_20_Internet_20_Link"><text:span text:style-name="T1">www.google.de</text:span></text:a><text:span text:style-name="T1">).<text:tab/></text:span></text:p>
      <text:p text:style-name="P1"><text:tab/>→<text:span text:style-name="T1"> Der Resolver ist im allgemeinen der ISP.</text:span></text:p>
      <text:p text:style-name="P1"/>
      <text:p text:style-name="P1">→<text:span text:style-name="T1"> Anfrage an den Resolver.</text:span></text:p>
      <text:p text:style-name="P1"><text:tab/>→<text:span text:style-name="T1"> Hat der Resolver die ip-Adresse bereits, sendet dieser die ip-Adresse als Antwort </text:span></text:p>
      <text:p text:style-name="P1"><text:tab/><text:tab/><text:span text:style-name="T1">zurück und damit ist die DNS-Auflösung beendet.</text:span></text:p>
      <text:p text:style-name="P1"/>
      <text:p text:style-name="P1"><text:tab/><text:tab/></text:p>
      <text:p text:style-name="Standard">→<text:span text:style-name="T1"> Resolver fragt bei Root nach. Root-Server kennt die ip-Adresse von google.de nicht.</text:span></text:p>
      <text:p text:style-name="Standard"><text:tab/><text:span text:style-name="T5">Root-server gibt dem Resolver die ip vom TLD-Server (Top Level Domain Server).</text:span></text:p>
      <text:p text:style-name="P2"><text:tab/><text:tab/>→<text:span text:style-name="T2"> Ist die oberste Instanz der DNS Hierarchie.</text:span></text:p>
      <text:p text:style-name="P2"><text:tab/><text:tab/>→<text:span text:style-name="T3"> Es gibt 13 Root-Server die auf der Welt verteilt sind.</text:span></text:p>
      <text:p text:style-name="P3"><text:tab/><text:tab/>→<text:span text:style-name="T3"> Sie werden von 12 Organisationen administriert.</text:span></text:p>
      <text:p text:style-name="P4"><text:tab/><text:tab/>→<text:span text:style-name="T4"> Jeder Root-Server hat seine eigene einmalige ip-Adresse.</text:span></text:p>
      <text:p text:style-name="P4"/>
      <text:p text:style-name="P4">→<text:span text:style-name="T6"> Resolver fragt bei TLD-Server nach google.de. TLD-Server hat nur die ip-Adressen</text:span></text:p>
      <text:p text:style-name="P4"><text:tab/><text:span text:style-name="T7">von TLD also: .de .com .net… usw. . Resolver bekommt vom TLD-Server</text:span></text:p>
      <text:p text:style-name="P4"><text:tab/><text:span text:style-name="T7">die Adresse für den Name-Server .de oder auch authoritative name server (ANS).</text:span></text:p>
      <text:p text:style-name="P4"/>
      <text:p text:style-name="P4">→<text:span text:style-name="T7"> Resolver fragt ANS nach ip Adresse. Dieser liefert die ip an den Resolver und der Resolver an <text:tab/>den client. </text:span></text:p>
      <text:p text:style-name="P4"/>
      <text:p text:style-name="P4"/>
      <text:p text:style-name="P4"/>
      <text:p text:style-name="P4">→<text:span text:style-name="T8"> Anderer DNS-Resolver ist z.B. 8.8.8.8 von google.</text:span></text:p>
      <text:p text:style-name="P4"/>
      <text:p text:style-name="P4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15:52:04.090292117</meta:creation-date>
    <meta:generator>LibreOffice/6.0.7.3$Linux_X86_64 LibreOffice_project/00m0$Build-3</meta:generator>
    <dc:date>2019-12-22T17:15:49.830299443</dc:date>
    <meta:editing-duration>PT1H23M33S</meta:editing-duration>
    <meta:editing-cycles>25</meta:editing-cycles>
    <meta:document-statistic meta:table-count="0" meta:image-count="0" meta:object-count="0" meta:page-count="1" meta:paragraph-count="19" meta:word-count="179" meta:character-count="1126" meta:non-whitespace-character-count="939"/>
  </office:meta>
</office:document-meta>
</file>